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helvetica" svg:font-family="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font-name="helvetica"/>
    </style:style>
    <style:style style:name="P3" style:family="paragraph" style:parent-style-name="Standard">
      <style:paragraph-properties fo:text-align="justify" style:justify-single-word="false"/>
      <style:text-properties fo:color="#000000" style:font-name="helvetica"/>
    </style:style>
    <style:style style:name="P4" style:family="paragraph" style:parent-style-name="Standard">
      <style:paragraph-properties fo:text-align="justify" style:justify-single-word="false"/>
      <style:text-properties fo:color="#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ar Mr. Micheal Lewis,</text:p>
      <text:p text:style-name="P4"/>
      <text:p text:style-name="P3">Good day!</text:p>
      <text:p text:style-name="P4"/>
      <text:p text:style-name="P3">I am writing this application in response to the advertisement posted by your company, for the position of IT Personnel. I am very interested in applying for the opening in your company.</text:p>
      <text:p text:style-name="P4"/>
      <text:p text:style-name="P3">My skills and professional experience of over 3 years are in line with the criteria advertised by your company and, therefore, I think I will be a good fit. I am a highly motivated person and believe in working hard. I am a good team player and also can lead a team. I am a quick learner and adapt to situations very fast. </text:p>
      <text:p text:style-name="P4"/>
      <text:p text:style-name="P3">I have attached my resume and other documents regarding my qualifications, academic and professional achievements with this letter. Thank you in anticipation for considering my candidature. Please let me know if you need any additional documents. Please feel free to contact me if you have any questions. Looking forward to hearing from you.</text:p>
      <text:p text:style-name="P4"/>
      <text:p text:style-name="P3">Regards,</text:p>
      <text:p text:style-name="P4"/>
      <text:p text:style-name="P3">Isabella Mari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helvetica" svg:font-family="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9T11:28:33.374975158</meta:creation-date>
    <dc:date>2020-06-09T11:30:46.665060757</dc:date>
    <meta:editing-duration>PT2M14S</meta:editing-duration>
    <meta:editing-cycles>1</meta:editing-cycles>
    <meta:document-statistic meta:table-count="0" meta:image-count="0" meta:object-count="0" meta:page-count="1" meta:paragraph-count="7" meta:word-count="157" meta:character-count="904" meta:non-whitespace-character-count="753"/>
    <meta:generator>LibreOffice/6.0.7.3$Linux_X86_64 LibreOffice_project/00m0$Build-3</meta:generator>
  </office:meta>
</office:document-meta>
</file>